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ext-properties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0pt" style:font-size-complex="10pt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mm" svg:height="4.74mm" svg:x="0mm" svg:y="117.4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eficiente de determinación → R² = r² , no usar la formula del resumen → dice si el ajuste es bueno o no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o del coeficiente de relacion lineal de pearson → dice si la relacion es lineal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4" office:value-type="string" calcext:value-type="string">
            <text:p>ni.</text:p>
          </table:table-cell>
          <table:table-cell table:style-name="ce9" office:value-type="string" calcext:value-type="string">
            <text:p>xi ni.</text:p>
          </table:table-cell>
          <table:table-cell table:style-name="ce11" office:value-type="string" calcext:value-type="string">
            <text:p>xi² ni.</text:p>
          </table:table-cell>
          <table:table-cell table:style-name="ce13" office:value-type="string" calcext:value-type="string">
            <text:p>xi yi nij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10+0+60 = 7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0+60+40=10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60+45+0=105</text:p>
          </table:table-cell>
        </table:table-row>
        <table:table-row table:style-name="ro1">
          <table:table-cell table:style-name="ce4" office:value-type="string" calcext:value-type="string">
            <text:p>n.j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43" calcext:value-type="float">
            <text:p>43</text:p>
          </table:table-cell>
          <table:table-cell table:style-name="ce9" office:value-type="float" office:value="275" calcext:value-type="float">
            <text:p>275</text:p>
          </table:table-cell>
        </table:table-row>
        <table:table-row table:style-name="ro1">
          <table:table-cell table:style-name="ce4" office:value-type="string" calcext:value-type="string">
            <text:p>yj n.j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80" calcext:value-type="float">
            <text:p>80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yj² n.j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1600" calcext:value-type="float">
            <text:p>1600</text:p>
          </table:table-cell>
          <table:table-cell table:style-name="ce5"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imero calculamos la media de x→ 19/10 = 1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nza de x → 1/10 * 43 – 1,9²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ego la media de y → 1/10 * 155 = 15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nza de y → 2575 – 15,5² = 17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arianza de xy → 1/10 * 275 -1,9 *15,5= -1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 = -1,95 / sqrt varianza x * sqrt varianza y = 0,5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 = -1,95 / sqrt varianza x * sqrt varianza y = 0,56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=ax+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= covarianza xy / varianza = -1,95/0,69 = -2,8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=media y – a * media x = 15,5 - ( -2,8261) *1,9 = 20,8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² = (-0,5653)=0,3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= -2,8261*x+20,869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i=%alfa y +%beta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<text:span text:style-name="T1">%alfa= covarianza </text:span><text:span text:style-name="T2">varianza y = -1,95</text:span><text:span text:style-name="T1">17,25=0,113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beta = media x - %alfa * media y = 19-(-1,95/17,25)*15,5=3,6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pende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s variables son independientes si cambios en una de ellas no afecta a la o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urren en las tablas cuyas filas y conlumnas son proporciona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urre si y solo si fij = fi * fj para todo i desde 1 hasta p y j desde 1 hasta q ↔ nij=(ni. n.j)/n <text:s/>para todo i desde 1 hasta p y j desde 1 hasta q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i.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j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 x e y son independientes → covarianza=0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Ejercicio 25 Tema 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n cajas x</text:p>
          </table:table-cell>
          <table:table-cell table:style-name="ce4" office:value-type="string" calcext:value-type="string">
            <text:p>tiempo y</text:p>
          </table:table-cell>
          <table:table-cell table:style-name="ce4" office:value-type="string" calcext:value-type="string">
            <text:p>x*y</text:p>
          </table:table-cell>
          <table:table-cell table:style-name="ce4" office:value-type="string" calcext:value-type="string">
            <text:p>x²</text:p>
          </table:table-cell>
          <table:table-cell table:style-name="ce4" office:value-type="string" calcext:value-type="string">
            <text:p>y²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[.A52]*[.B52]" office:value-type="float" office:value="590" calcext:value-type="float">
            <text:p>590</text:p>
          </table:table-cell>
          <table:table-cell table:style-name="ce2" table:formula="of:=[.A52]*[.A52]" office:value-type="float" office:value="100" calcext:value-type="float">
            <text:p>100</text:p>
          </table:table-cell>
          <table:table-cell table:style-name="ce2" table:formula="of:=[.B52]*[.B52]" office:value-type="float" office:value="3481" calcext:value-type="float">
            <text:p>348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A53]*[.B53]" office:value-type="float" office:value="612" calcext:value-type="float">
            <text:p>612</text:p>
          </table:table-cell>
          <table:table-cell table:style-name="ce3" table:formula="of:=[.A53]*[.A53]" office:value-type="float" office:value="144" calcext:value-type="float">
            <text:p>144</text:p>
          </table:table-cell>
          <table:table-cell table:style-name="ce3" table:formula="of:=[.B53]*[.B53]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A54]*[.B54]" office:value-type="float" office:value="588" calcext:value-type="float">
            <text:p>588</text:p>
          </table:table-cell>
          <table:table-cell table:style-name="ce3" table:formula="of:=[.A54]*[.A54]" office:value-type="float" office:value="196" calcext:value-type="float">
            <text:p>196</text:p>
          </table:table-cell>
          <table:table-cell table:style-name="ce3" table:formula="of:=[.B54]*[.B54]"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A55]*[.B55]" office:value-type="float" office:value="512" calcext:value-type="float">
            <text:p>512</text:p>
          </table:table-cell>
          <table:table-cell table:style-name="ce3" table:formula="of:=[.A55]*[.A55]" office:value-type="float" office:value="256" calcext:value-type="float">
            <text:p>256</text:p>
          </table:table-cell>
          <table:table-cell table:style-name="ce3" table:formula="of:=[.B55]*[.B55]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A56]*[.B56]" office:value-type="float" office:value="468" calcext:value-type="float">
            <text:p>468</text:p>
          </table:table-cell>
          <table:table-cell table:style-name="ce3" table:formula="of:=[.A56]*[.A56]" office:value-type="float" office:value="324" calcext:value-type="float">
            <text:p>324</text:p>
          </table:table-cell>
          <table:table-cell table:style-name="ce3" table:formula="of:=[.B56]*[.B56]"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A57]*[.B57]" office:value-type="float" office:value="440" calcext:value-type="float">
            <text:p>440</text:p>
          </table:table-cell>
          <table:table-cell table:style-name="ce5" table:formula="of:=[.A57]*[.A57]" office:value-type="float" office:value="400" calcext:value-type="float">
            <text:p>400</text:p>
          </table:table-cell>
          <table:table-cell table:style-name="ce5" table:formula="of:=[.B57]*[.B57]"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style-name="ce7" table:formula="of:=SUM([.A52:.A57])" office:value-type="float" office:value="90" calcext:value-type="float">
            <text:p>90</text:p>
          </table:table-cell>
          <table:table-cell table:style-name="ce2" table:formula="of:=SUM([.B52:.B57])" office:value-type="float" office:value="232" calcext:value-type="float">
            <text:p>232</text:p>
          </table:table-cell>
          <table:table-cell table:style-name="ce2" table:formula="of:=[.C52]+[.C53]+[.C54]+[.C55]+[.C56]+[.C57]" office:value-type="float" office:value="3210" calcext:value-type="float">
            <text:p>3210</text:p>
          </table:table-cell>
          <table:table-cell table:formula="of:=SUM([.D52:.D57])" office:value-type="float" office:value="1420" calcext:value-type="float">
            <text:p>1420</text:p>
          </table:table-cell>
          <table:table-cell table:formula="of:=SUM([.E52:.E57])" office:value-type="float" office:value="10030" calcext:value-type="float">
            <text:p>1003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lculamos la covarianza = 1/6*321-15*38,6=-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 de x = 90/6=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 de y = 232/6=38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o la covarianza es negativa la relacion es negati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mos a calcular el coeficiente de correlacion lineal, asi que calculamos la varianza de x→ 1/6*1420-15² = 11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nza de y → 1/6 * 10030 -38,6 ² = 176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=-45 / sqrt(11,6) * sqrt(176,5) =-0,9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o hay relacion lineal calculamos la ecuaci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= a*x+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= covarianza xy / varianza = -45/11,6=3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=media y – a * media x = 38,6- ( -45/11,6) *1,5 = 96,523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=-3,89*x+96,523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² = (-0,9915)=0,98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3:37.718189046</meta:creation-date>
    <dc:date>2019-03-15T13:20:53.977396874</dc:date>
    <meta:editing-duration>PT1M6S</meta:editing-duration>
    <meta:editing-cycles>1</meta:editing-cycles>
    <meta:document-statistic meta:table-count="1" meta:cell-count="154" meta:object-count="1"/>
    <meta:generator>LibreOffice/6.1.5.2$Linux_X86_64 LibreOffice_project/10$Build-2</meta:generator>
  </office:meta>
</office:document-meta>
</file>

<file path=Object 1/content.xml><?xml version="1.0" encoding="utf-8"?>
<math xmlns="http://www.w3.org/1998/Math/MathML" display="block"/>
</file>